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b53e" officeooo:paragraph-rsid="001db53e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db53e" officeooo:paragraph-rsid="001db53e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officeooo:rsid="0021239f" officeooo:paragraph-rsid="0021239f"/>
    </style:style>
    <style:style style:name="P4" style:family="paragraph" style:parent-style-name="Standard">
      <style:text-properties style:text-underline-style="none" officeooo:rsid="0021239f" officeooo:paragraph-rsid="0021239f"/>
    </style:style>
    <style:style style:name="P5" style:family="paragraph" style:parent-style-name="Standard">
      <style:text-properties style:text-underline-style="none" officeooo:rsid="001db53e" officeooo:paragraph-rsid="0021239f"/>
    </style:style>
    <style:style style:name="P6" style:family="paragraph" style:parent-style-name="Standard">
      <style:text-properties fo:color="#000000" loext:opacity="100%" style:text-underline-style="none" officeooo:rsid="001db53e" officeooo:paragraph-rsid="0021239f"/>
    </style:style>
    <style:style style:name="P7" style:family="paragraph" style:parent-style-name="Standard">
      <style:text-properties officeooo:rsid="001db53e" officeooo:paragraph-rsid="001db53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2e7d32" loext:opacity="100%"/>
    </style:style>
    <style:style style:name="T3" style:family="text">
      <style:text-properties fo:color="#2e7d32" loext:opacity="100%" officeooo:rsid="0021239f"/>
    </style:style>
    <style:style style:name="T4" style:family="text">
      <style:text-properties fo:color="#2e7d32" loext:opacity="100%" officeooo:rsid="0022f792"/>
    </style:style>
    <style:style style:name="T5" style:family="text">
      <style:text-properties officeooo:rsid="001f971a"/>
    </style:style>
    <style:style style:name="T6" style:family="text">
      <style:text-properties officeooo:rsid="0021239f"/>
    </style:style>
    <style:style style:name="T7" style:family="text">
      <style:text-properties officeooo:rsid="0022f7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layerbase – <text:span text:style-name="T5">Concept</text:span></text:p>
      <text:p text:style-name="P1"/>
      <text:p text:style-name="P1"><text:span text:style-name="T1">Training</text:span>:</text:p>
      <text:p text:style-name="P1"/>
      <text:p text:style-name="P1">- <text:span text:style-name="T2">tree stump with axe</text:span> → requires wood and boost strength or sth.</text:p>
      <text:p text:style-name="P1">- <text:span text:style-name="T2">straw dummy/ chinese martial arts wooden dummy</text:span> to train</text:p>
      <text:p text:style-name="P1">- decrypting <text:span text:style-name="T2">scrolls</text:span> (gained from dungeon) to increase knowledge</text:p>
      <text:p text:style-name="P1">- <text:span text:style-name="T2">meditating</text:span> to either access skill system or improve gained skills</text:p>
      <text:p text:style-name="P1">- <text:span text:style-name="T4">alchemy table</text:span><text:span text:style-name="T7"> for potions to increase knowledge</text:span></text:p>
      <text:p text:style-name="P1">- <text:span text:style-name="T3">farming</text:span><text:span text:style-name="T6"> for crops (food or sell?) and to increase endurance</text:span></text:p>
      <text:p text:style-name="P1"/>
      <text:p text:style-name="P3">Daily Progression:</text:p>
      <text:p text:style-name="P3"/>
      <text:p text:style-name="P4">- <text:span text:style-name="T2">point/stamina system</text:span> while outside dungeon</text:p>
      <text:p text:style-name="P4">- <text:span text:style-name="T2">day/night cycle</text:span> (independant of point system)</text:p>
      <text:p text:style-name="P5">- <text:span text:style-name="T6">random/scripted </text:span><text:span text:style-name="T3">Events</text:span></text:p>
      <text:p text:style-name="P6">- <text:span text:style-name="T3">growing plants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27T16:15:42.121000000</meta:creation-date>
    <dc:date>2021-08-27T16:42:56.390000000</dc:date>
    <meta:editing-duration>PT16M16S</meta:editing-duration>
    <meta:editing-cycles>4</meta:editing-cycles>
    <meta:generator>LibreOffice/7.0.4.2$Windows_X86_64 LibreOffice_project/dcf040e67528d9187c66b2379df5ea4407429775</meta:generator>
    <meta:document-statistic meta:table-count="0" meta:image-count="0" meta:object-count="0" meta:page-count="1" meta:paragraph-count="13" meta:word-count="86" meta:character-count="540" meta:non-whitespace-character-count="466"/>
  </office:meta>
</office:document-meta>
</file>